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4cm" fo:min-width="0cm"/>
    </style:style>
    <style:style style:name="gr3" style:family="graphic" style:parent-style-name="standard">
      <style:graphic-properties draw:stroke="none" draw:fill="none" fo:min-height="1.188cm"/>
    </style:style>
    <style:style style:name="gr4" style:family="graphic" style:parent-style-name="standard">
      <style:graphic-properties draw:stroke="none" draw:fill="none" fo:min-height="1.965cm"/>
    </style:style>
    <style:style style:name="gr5" style:family="graphic" style:parent-style-name="standard" style:list-style-name="L2">
      <style:graphic-properties draw:stroke="none" draw:fill="none" fo:min-height="7.457cm"/>
    </style:style>
    <style:style style:name="gr6" style:family="graphic" style:parent-style-name="standard">
      <style:graphic-properties svg:stroke-color="#006c3b" draw:fill="none" draw:fill-color="#00a65d" draw:textarea-horizontal-align="justify" draw:textarea-vertical-align="middle" draw:auto-grow-height="false" fo:min-height="6.354cm" fo:min-width="11.184cm"/>
    </style:style>
    <style:style style:name="gr7" style:family="graphic" style:parent-style-name="standard">
      <style:graphic-properties svg:stroke-color="#006c3b" draw:fill="none" draw:textarea-horizontal-align="justify" draw:textarea-vertical-align="middle" draw:auto-grow-height="false" fo:min-height="5.6cm" fo:min-width="11.492cm"/>
    </style:style>
    <style:style style:name="gr8" style:family="graphic" style:parent-style-name="standard">
      <style:graphic-properties draw:stroke="none" draw:fill="none" fo:min-height="5.593cm"/>
    </style:style>
    <style:style style:name="gr9" style:family="graphic" style:parent-style-name="standard">
      <style:graphic-properties draw:stroke="none" draw:fill="none" fo:min-height="7.457cm"/>
    </style:style>
    <style:style style:name="gr10" style:family="graphic" style:parent-style-name="objectwithoutfill">
      <style:graphic-properties svg:stroke-width="0.102cm" svg:stroke-color="#006c3b" draw:marker-start-width="0.509cm" draw:marker-end="Arrow" draw:marker-end-width="0.508cm" draw:fill="none" draw:textarea-vertical-align="middle" fo:padding-top="0.051cm" fo:padding-bottom="0.051cm" fo:padding-left="0.051cm" fo:padding-right="0.051cm"/>
    </style:style>
    <style:style style:name="gr11" style:family="graphic">
      <style:graphic-properties style:protect="size"/>
    </style:style>
    <style:style style:name="pr1" style:family="presentation" style:parent-style-name="Default-title">
      <style:graphic-properties draw:stroke="solid" svg:stroke-width="0.102cm" svg:stroke-color="#000000" draw:marker-start-width="0.352cm" draw:marker-end-width="0.352cm" draw:fill="solid" draw:fill-color="#407927" fo:min-height="2.283cm" fo:padding-top="0.051cm" fo:padding-bottom="0.051cm" fo:padding-left="0.051cm" fo:padding-right="0.051cm"/>
    </style:style>
    <style:style style:name="pr2" style:family="presentation" style:parent-style-name="Default-title">
      <style:graphic-properties draw:stroke="none" draw:fill="none" fo:min-height="4.5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407927"/>
      <style:paragraph-properties fo:text-align="start"/>
      <style:text-properties fo:color="#ffffff" style:font-name="Century Schoolbook 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44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/>
      <style:text-properties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none" draw:fill-color="#00a65d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ffffff" style:font-name="Century Schoolbook L"/>
    </style:style>
    <style:style style:name="T2" style:family="text">
      <style:text-properties fo:color="#ffffff" style:font-name="Century Schoolbook L" fo:font-size="44pt"/>
    </style:style>
    <style:style style:name="T3" style:family="text">
      <style:text-properties fo:color="#000000" style:font-name="Century Schoolbook L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entury Schoolbook" style:font-name-asian="Ubuntu" style:font-name-complex="Ubuntu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fo:font-variant="normal" fo:text-transform="none" fo:color="#ce181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e181e" style:font-name="Ubuntu" style:font-name-asian="Ubuntu" style:font-name-complex="Ubuntu"/>
    </style:style>
    <style:style style:name="T10" style:family="text">
      <style:text-properties fo:color="#ce181e" style:font-name="Century Schoolbook" style:font-name-asian="Ubuntu" style:font-name-complex="Ubuntu"/>
    </style:style>
    <style:style style:name="T11" style:family="text">
      <style:text-properties style:font-name="Century Schoolbook" fo:font-weight="bold" style:font-weight-asian="bold" style:font-weight-complex="bold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entury Schoolbook" fo:font-style="normal" style:font-name-asian="Ubuntu" style:font-style-asian="normal" style:font-name-complex="Ubuntu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29cm" svg:height="2.385cm" svg:x="-0.029cm" svg:y="-0.147cm" presentation:class="title" presentation:user-transformed="true">
          <draw:text-box>
            <text:p text:style-name="P1"><text:span text:style-name="T1"><text:s/></text:span></text:p>
          </draw:text-box>
        </draw:frame>
        <draw:frame presentation:style-name="pr2" draw:text-style-name="P4" draw:layer="layout" svg:width="23.674cm" svg:height="4.565cm" svg:x="1.656cm" svg:y="-1.282cm">
          <draw:text-box>
            <text:p text:style-name="P3"><text:span text:style-name="T2">PAVIRMA (4 nov 2020)</text:span></text:p>
          </draw:text-box>
        </draw:frame>
        <draw:frame draw:style-name="gr1" draw:text-style-name="P5" draw:layer="layout" svg:width="11.043cm" svg:height="6.775cm" svg:x="1.919cm" svg:y="13.716cm">
          <draw:text-box>
            <text:p><text:span text:style-name="T3"/></text:p>
            <text:p><text:span text:style-name="T3"><text:s/></text:span></text:p>
          </draw:text-box>
        </draw:frame>
        <draw:frame draw:style-name="gr2" draw:text-style-name="P6" draw:layer="layout" svg:width="11.368cm" svg:height="6.554cm" svg:x="1.394cm" svg:y="5.026cm">
          <draw:text-box>
            <text:list text:style-name="L1">
              <text:list-item>
                <text:p text:style-name="P1"><text:span text:style-name="T4">1 bâtiment </text:span><text:span text:style-name="T5">(demande “plan de relance”) : </text:span><text:span text:style-name="T6">480k</text:span><text:span text:style-name="T7">€</text:span><text:span text:style-name="T6"> HT</text:span></text:p>
                <text:p text:style-name="P1"><text:span text:style-name="T6"/></text:p>
              </text:list-item>
              <text:list-item>
                <text:p text:style-name="P1"><text:span text:style-name="T5">1 irradiateur X :</text:span><text:span text:style-name="T8"> XXk</text:span><text:span text:style-name="T9">€</text:span><text:span text:style-name="T10"> HT</text:span></text:p>
                <text:p text:style-name="P1"><text:span text:style-name="T6"/></text:p>
              </text:list-item>
              <text:list-item>
                <text:p text:style-name="P1"><text:span text:style-name="T5">1 spectromètre gamma : 150k</text:span><text:span text:style-name="T7">€</text:span><text:span text:style-name="T6"> HT</text:span></text:p>
              </text:list-item>
            </text:list>
            <text:p/>
          </draw:text-box>
        </draw:frame>
        <draw:frame draw:style-name="gr3" draw:text-style-name="P7" draw:layer="layout" svg:width="4.993cm" svg:height="1.438cm" svg:x="4.505cm" svg:y="3.134cm">
          <draw:text-box>
            <text:p><text:span text:style-name="T11">Projet ancien</text:span></text:p>
          </draw:text-box>
        </draw:frame>
        <draw:frame draw:style-name="gr4" draw:text-style-name="P7" draw:layer="layout" svg:width="6.763cm" svg:height="2.215cm" svg:x="17.883cm" svg:y="3.034cm">
          <draw:text-box>
            <text:p><text:span text:style-name="T11">Projet final</text:span></text:p>
          </draw:text-box>
        </draw:frame>
        <draw:frame draw:style-name="gr5" draw:text-style-name="P8" draw:layer="layout" svg:width="12.252cm" svg:height="7.707cm" svg:x="15.048cm" svg:y="11.346cm">
          <draw:text-box>
            <text:p><text:span text:style-name="T6">Commentaires :</text:span></text:p>
            <text:list text:style-name="L2">
              <text:list-item>
                <text:p><text:span text:style-name="T6">Nécessité de travaux pour accueillir pavirma et salles préparation</text:span></text:p>
              </text:list-item>
              <text:list-item>
                <text:p><text:span text:style-name="T6">Nécessité de financer déménagement (maison innovation → LPC) par société spécialisé : </text:span><text:span text:style-name="T5">~15k</text:span><text:span text:style-name="T7">€</text:span></text:p>
              </text:list-item>
              <text:list-item>
                <text:p><text:span text:style-name="T5">Nécessité de financer les deux nouveaux appareils : </text:span><text:span text:style-name="T8">XXk</text:span><text:span text:style-name="T12">€</text:span><text:span text:style-name="T8"> HT</text:span></text:p>
              </text:list-item>
            </text:list>
          </draw:text-box>
        </draw:frame>
        <draw:custom-shape draw:style-name="gr6" draw:text-style-name="P9" draw:layer="layout" svg:width="11.684cm" svg:height="6.604cm" svg:x="1.186cm" svg:y="4.7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1.992cm" svg:height="5.85cm" svg:x="14.686cm" svg:y="4.67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1.43cm" svg:height="5.843cm" svg:x="15.248cm" svg:y="4.942cm">
          <draw:text-box>
            <text:list text:style-name="L1">
              <text:list-item>
                <text:p><text:span text:style-name="T5">Installation dans locaux LPC</text:span></text:p>
                <text:p><text:span text:style-name="T5"/></text:p>
              </text:list-item>
              <text:list-item>
                <text:p text:style-name="P11"><text:span text:style-name="T5">1 irradiateur X : </text:span><text:span text:style-name="T8">XXk</text:span><text:span text:style-name="T12">€</text:span><text:span text:style-name="T8"> HT</text:span></text:p>
                <text:p text:style-name="P11"><text:span text:style-name="T5"/></text:p>
              </text:list-item>
              <text:list-item>
                <text:p text:style-name="P12"><text:span text:style-name="T5">1 spectromètre gamma : 150k</text:span><text:span text:style-name="T13">€</text:span><text:span text:style-name="T5"> HT</text:span></text:p>
              </text:list-item>
            </text:list>
          </draw:text-box>
        </draw:frame>
        <draw:frame draw:style-name="gr9" draw:text-style-name="P13" draw:layer="layout" svg:width="11.43cm" svg:height="7.707cm" svg:x="1.594cm" svg:y="11.959cm">
          <draw:text-box>
            <text:p text:style-name="P1"><text:span text:style-name="T14">Commentaire </text:span><text:span text:style-name="T6">: irradiateur X et spectromètre gamma auraient fait l’objet de demandes de financement par réponse à appels à projet une fois le bâtiment construit.</text:span></text:p>
          </draw:text-box>
        </draw:frame>
        <draw:line draw:style-name="gr10" draw:text-style-name="P10" draw:layer="layout" svg:x1="13.208cm" svg:y1="7.366cm" svg:x2="14.478cm" svg:y2="7.366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10-22T16:09:23.552978410</dc:date>
    <meta:editing-duration>P63DT8H30M29S</meta:editing-duration>
    <meta:editing-cycles>1596</meta:editing-cycles>
    <meta:generator>LibreOffice/6.0.7.3$Linux_X86_64 LibreOffice_project/00m0$Build-3</meta:generator>
    <meta:print-date>2017-05-02T20:57:57.631288298</meta:print-date>
    <meta:document-statistic meta:object-count="35"/>
  </office:meta>
</office:document-meta>
</file>